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Edwardian Script ITC" svg:font-family="'Edwardian Script ITC'" style:font-family-generic="script" style:font-pitch="variable"/>
    <style:font-face style:name="Jokerman" svg:font-family="Jokerman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Jokerman" fo:font-size="16pt" officeooo:rsid="00018130" officeooo:paragraph-rsid="00018130" style:font-size-asian="16pt" style:font-size-complex="16pt"/>
    </style:style>
    <style:style style:name="P2" style:family="paragraph" style:parent-style-name="Standard">
      <style:text-properties style:font-name="Jokerman" officeooo:rsid="00018130" officeooo:paragraph-rsid="00018130"/>
    </style:style>
    <style:style style:name="P3" style:family="paragraph" style:parent-style-name="Standard">
      <style:text-properties style:font-name="Edwardian Script ITC" fo:font-size="22pt" officeooo:rsid="00018130" officeooo:paragraph-rsid="00018130" style:font-size-asian="22pt" style:font-size-complex="22pt"/>
    </style:style>
    <style:style style:name="P4" style:family="paragraph" style:parent-style-name="Standard">
      <style:text-properties style:font-name="Magneto" fo:font-size="22pt" officeooo:rsid="00018130" officeooo:paragraph-rsid="00018130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s over the lazy dog</text:p>
      <text:p text:style-name="P2"/>
      <text:p text:style-name="P3">The quick brown fox jumps over the lazy dog</text:p>
      <text:p text:style-name="P3"/>
      <text:p text:style-name="P4">The quick brown fox jumps over the lazy do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Edwardian Script ITC" svg:font-family="'Edwardian Script ITC'" style:font-family-generic="script" style:font-pitch="variable"/>
    <style:font-face style:name="Jokerman" svg:font-family="Jokerman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5-07-21T09:44:48.291910100</meta:creation-date>
    <dc:date>2025-07-21T09:58:39.936160600</dc:date>
    <dc:creator>Grégory VORBE</dc:creator>
    <meta:editing-duration>PT12M53S</meta:editing-duration>
    <meta:editing-cycles>2</meta:editing-cycles>
    <meta:generator>LibreOffice/25.2.3.1$Windows_X86_64 LibreOffice_project/d8d1af5f77df955194e52baabe19324532ac8e8b</meta:generator>
    <meta:document-statistic meta:table-count="0" meta:image-count="0" meta:object-count="0" meta:page-count="1" meta:paragraph-count="3" meta:word-count="27" meta:character-count="129" meta:non-whitespace-character-count="105"/>
  </office:meta>
</office:document-meta>
</file>